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0e1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ван Иванов </text:p>
      <text:p text:style-name="P1">Хочу стать frontend-разработчиком, начал изучать HTML и CSS, скоро познакомлюсь с JavaScript </text:p>
      <text:p text:style-name="P1"/>
      <text:p text:style-name="P1">5 фактов о веб-разработке </text:p>
      <text:p text:style-name="P1"/>
      <text:p text:style-name="P1">1. Первое впечатление - последнее впечатление</text:p>
      <text:p text:style-name="P1"/>
      <text:p text:style-name="P1">Пользователю требуется меньше секунды, чтобы составить свое представление о компании, исходя из своего первого опыта взаимодействия с веб-сайтом. Очень важно произвести положительное первое впечатление на всех, кто заходит на страницу, с помощью правильно подобранной фоновой темы, шрифтов, дизайна значков, цветовых комбинаций, анимации, макета и поддержки разделов страницы. </text:p>
      <text:p text:style-name="P1"/>
      <text:p text:style-name="P1">2. Максимально просто</text:p>
      <text:p text:style-name="P1"/>
      <text:p text:style-name="P1">Чтобы предоставить пользователям высокое качество взаимодействия с приложением, важно сделать его кроссплатформенным, это не только облегчит его использование на всех устройствах, но и позволит охватить большее количество пользователей. </text:p>
      <text:p text:style-name="P1"/>
      <text:p text:style-name="P1">3. Взаимосвязь кода и SEO</text:p>
      <text:p text:style-name="P1"/>
      <text:p text:style-name="P1">Ваш веб-сайт должен выделяться среди других. Многие разработчики не думают об этом при написании кода, но каждое слово может сильно повлиять на общий охват страницы. Исходный код должен быть написан с учетом SEO (поисковой оптимизации), чтобы повысить рейтинг в поисковых системах. То же касается заголовков страниц и тегов.</text:p>
      <text:p text:style-name="P1"/>
      <text:p text:style-name="P1">4. Больше списков, меньше абзацев</text:p>
      <text:p text:style-name="P1"/>
      <text:p text:style-name="P1">Объемная страница с гигантскими абзацами удобна для SEO, но слишком большое количество текста снижает скорость отклика. Но если отдельные детали или подпункты будут указаны в начале, прочитав их, пользователь может заинтересоваться, и захочет пройтись по тексту, чтобы найти для себя нужную и полезную информацию. </text:p>
      <text:p text:style-name="P1"/>
      <text:p text:style-name="P1">5. Нужные вложения</text:p>
      <text:p text:style-name="P1"/>
      <text:p text:style-name="P1">Создание и поддержка адаптивного дизайна и качественной поисковой системы веб-страниц -- более дешевый вариант по сравнению с разработкой собственного приложениями. И поэтому, большинство организаций предпочитают иметь собственный веб-сайт, а не приложение, чтобы продвигать свой бренд. Но с другой стороны, мобильные приложение более удобны в сфере e-commerce и для максимального контроля за всеми рабочими процессам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1T16:56:36.173000000</meta:creation-date>
    <dc:date>2025-05-31T17:03:43.383000000</dc:date>
    <meta:editing-duration>PT7M9S</meta:editing-duration>
    <meta:editing-cycles>1</meta:editing-cycles>
    <meta:document-statistic meta:table-count="0" meta:image-count="0" meta:object-count="0" meta:page-count="1" meta:paragraph-count="13" meta:word-count="261" meta:character-count="1945" meta:non-whitespace-character-count="1690"/>
    <meta:generator>LibreOffice/24.2.5.2$Windows_X86_64 LibreOffice_project/bffef4ea93e59bebbeaf7f431bb02b1a39ee8a59</meta:generator>
  </office:meta>
</office:document-meta>
</file>